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5.342cm"/>
    </style:style>
    <style:style style:name="gr4" style:family="graphic" style:parent-style-name="standard">
      <style:graphic-properties draw:textarea-horizontal-align="justify" draw:textarea-vertical-align="middle" draw:auto-grow-height="false" fo:min-height="2.266cm" fo:min-width="2.016cm"/>
    </style:style>
    <style:style style:name="gr5" style:family="graphic" style:parent-style-name="standard">
      <style:graphic-properties draw:textarea-horizontal-align="justify" draw:textarea-vertical-align="middle" draw:auto-grow-height="false" fo:min-height="2.352cm" fo:min-width="2.10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6.481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textarea-horizontal-align="justify" draw:textarea-vertical-align="middle" draw:auto-grow-height="false" fo:min-height="6.227cm" fo:min-width="11.69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1.524cm" svg:x="10.271cm" svg:y="8.112cm">
          <text:p text:style-name="P1">do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032cm" svg:x="1.508cm" svg:y="7.731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842cm" svg:height="1.778cm" svg:x="16.494cm" svg:y="7.985cm">
          <text:p text:style-name="P1">Environment</text:p>
          <text:p text:style-name="P1">(prod/dev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3.556cm" svg:x="10.398cm" svg:y="1.254cm">
          <text:p text:style-name="P1">ti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7cm" svg:height="3.68cm" draw:transform="rotate (-0.00261799387799158) translate (10.394cm 13.446cm)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382cm" svg:y1="8.874cm" svg:x2="6.715cm" svg:y2="8.874cm">
          <text:p/>
        </draw:line>
        <draw:line draw:style-name="gr6" draw:text-style-name="P2" draw:layer="layout" svg:x1="10.017cm" svg:y1="13.954cm" svg:x2="3.921cm" svg:y2="10.398cm">
          <text:p/>
        </draw:line>
        <draw:line draw:style-name="gr6" draw:text-style-name="P2" draw:layer="layout" svg:x1="13.192cm" svg:y1="13.573cm" svg:x2="16.494cm" svg:y2="10.017cm">
          <text:p/>
        </draw:line>
        <draw:line draw:style-name="gr6" draw:text-style-name="P2" draw:layer="layout" svg:x1="12.303cm" svg:y1="13.065cm" svg:x2="12.43cm" svg:y2="10.017cm">
          <text:p/>
        </draw:line>
        <draw:line draw:style-name="gr6" draw:text-style-name="P2" draw:layer="layout" svg:x1="13.954cm" svg:y1="4.683cm" svg:x2="16.621cm" svg:y2="7.731cm">
          <text:p/>
        </draw:line>
        <draw:line draw:style-name="gr6" draw:text-style-name="P2" draw:layer="layout" svg:x1="10.525cm" svg:y1="4.556cm" svg:x2="4.175cm" svg:y2="7.35cm">
          <text:p/>
        </draw:line>
        <draw:frame draw:style-name="gr7" draw:text-style-name="P3" draw:layer="layout" svg:width="9.525cm" svg:height="6.731cm" svg:x="15.732cm" svg:y="12.938cm">
          <draw:text-box>
            <text:p>Obj attr relations </text:p>
            <text:p>As of 2015.07.17 </text:p>
            <text:p>(before re-factor)</text:p>
          </draw:text-box>
        </draw:frame>
      </draw:page>
      <draw:page draw:name="page2" draw:style-name="dp1" draw:master-page-name="Default">
        <draw:frame draw:style-name="gr8" draw:text-style-name="P3" draw:layer="layout" svg:width="8.001cm" svg:height="1.27cm" svg:x="18.653cm" svg:y="5.064cm">
          <draw:text-box>
            <text:p>After re-factor</text:p>
          </draw:text-box>
        </draw:frame>
        <draw:custom-shape draw:style-name="gr9" draw:text-style-name="P1" draw:layer="layout" svg:width="12.192cm" svg:height="6.477cm" svg:x="12.938cm" svg:y="7.985cm">
          <text:p text:style-name="P1">Domain:</text:p>
          <text:p text:style-name="P1">“ENV.COMPANY.TLD”</text:p>
          <text:p text:style-name="P1">Has environment build-in </text:p>
          <text:p text:style-name="P1">and SLA details is an attr.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2.032cm" svg:x="2.27cm" svg:y="10.017cm">
          <text:p text:style-name="P1">compan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3.556cm" svg:x="4.048cm" svg:y="2.905cm">
          <text:p text:style-name="P1">ti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3.687cm" svg:height="3.68cm" draw:transform="rotate (-0.00261799387799158) translate (4.312cm 14.589cm)">
          <text:p text:style-name="P1">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.43cm" svg:y1="11.033cm" svg:x2="7.858cm" svg:y2="11.16cm">
          <text:p/>
        </draw:line>
        <draw:line draw:style-name="gr6" draw:text-style-name="P2" draw:layer="layout" svg:x1="8.874cm" svg:y1="16.113cm" svg:x2="12.684cm" svg:y2="14.335cm">
          <text:p/>
        </draw:line>
        <draw:line draw:style-name="gr6" draw:text-style-name="P2" draw:layer="layout" svg:x1="7.858cm" svg:y1="5.953cm" svg:x2="12.303cm" svg:y2="8.1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8T09:50:33.953000000</meta:creation-date>
    <dc:date>2015-07-18T10:47:36.307000000</dc:date>
    <meta:editing-duration>PT41M51S</meta:editing-duration>
    <meta:editing-cycles>3</meta:editing-cycles>
    <meta:generator>LibreOffice/4.4.3.2$Windows_x86 LibreOffice_project/88805f81e9fe61362df02b9941de8e38a9b5fd16</meta:generator>
    <meta:document-statistic meta:object-count="20"/>
  </office:meta>
</office:document-meta>
</file>